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0" encoding="UTF-8"?&gt;</text:p>
      <text:p text:style-name="Standard">&lt;!DOCTYPE factura [</text:p>
      <text:p text:style-name="Standard">&lt;!ELEMENT factura (datos_empresa,datos_cliente,datos_factura)&gt;</text:p>
      <text:p text:style-name="Standard">&lt;!ATTLIST factura n_fac <text:s/>CDATA #REQUIRED&gt;</text:p>
      <text:p text:style-name="Standard">&lt;!ELEMENT datos_empresa (nombre+,dir,poblacion+,provincia+,cif+,telefono+)&gt;</text:p>
      <text:p text:style-name="Standard">&lt;!ELEMENT nombre (#PCDATA)&gt;</text:p>
      <text:p text:style-name="Standard">&lt;!ELEMENT dir (#PCDATA)&gt;</text:p>
      <text:p text:style-name="Standard">&lt;!ELEMENT poblacion (#PCDATA)&gt;</text:p>
      <text:p text:style-name="Standard">&lt;!ELEMENT provincia (#PCDATA)&gt;</text:p>
      <text:p text:style-name="Standard">&lt;!ELEMENT cif (#PCDATA)&gt;</text:p>
      <text:p text:style-name="Standard">&lt;!ELEMENT telefono (#PCDATA)&gt;</text:p>
      <text:p text:style-name="Standard">&lt;!ELEMENT datos_cliente (nombre,dir_env,poblacion,provincia)&gt;</text:p>
      <text:p text:style-name="Standard">&lt;!ATTLIST datos_cliente n_cli CDATA #REQUIRED&gt;</text:p>
      <text:p text:style-name="Standard">&lt;!ELEMENT dir_env <text:s/>(#PCDATA)&gt;</text:p>
      <text:p text:style-name="Standard">&lt;!ATTLIST poblacion <text:s/>cod_postal CDATA #REQUIRED&gt;</text:p>
      <text:p text:style-name="Standard">&lt;!ELEMENT datos_factura (fecha,linea+,base,cuota_iva,total)&gt;</text:p>
      <text:p text:style-name="Standard">&lt;!ATTLIST <text:s/>datos_factura n_ped CDATA #REQUIRED&gt;</text:p>
      <text:p text:style-name="Standard">&lt;!ATTLIST <text:s/>datos_factura <text:s/>iva CDATA #REQUIRED&gt;</text:p>
      <text:p text:style-name="Standard">&lt;!ATTLIST <text:s/>datos_factura <text:s/>f_pago CDATA #REQUIRED&gt;</text:p>
      <text:p text:style-name="Standard">&lt;!ATTLIST <text:s/>datos_factura moneda CDATA #REQUIRED&gt;</text:p>
      <text:p text:style-name="Standard">&lt;!ELEMENT fecha (#PCDATA)&gt;</text:p>
      <text:p text:style-name="Standard">&lt;!ELEMENT linea <text:s/>(ref,desc,cant,precio,importe)&gt;</text:p>
      <text:p text:style-name="Standard">&lt;!ELEMENT ref <text:s/>(#PCDATA)&gt;</text:p>
      <text:p text:style-name="Standard">&lt;!ELEMENT desc <text:s/>(#PCDATA)&gt;</text:p>
      <text:p text:style-name="Standard">&lt;!ELEMENT cant <text:s/>(#PCDATA)&gt;</text:p>
      <text:p text:style-name="Standard">&lt;!ELEMENT precio <text:s/>(#PCDATA)&gt;</text:p>
      <text:p text:style-name="Standard">&lt;!ELEMENT importe <text:s/>(#PCDATA)&gt;</text:p>
      <text:p text:style-name="Standard">&lt;!ELEMENT base (#PCDATA)&gt;</text:p>
      <text:p text:style-name="Standard">&lt;!ELEMENT cuota_iva (#PCDATA)&gt;</text:p>
      <text:p text:style-name="Standard">&lt;!ELEMENT total <text:s/>(#PCDATA)&gt;</text:p>
      <text:p text:style-name="Standard"/>
      <text:p text:style-name="Standard">]&gt;</text:p>
      <text:p text:style-name="Standard"/>
      <text:p text:style-name="Standard">&lt;factura n_fac="f999"&gt; </text:p>
      <text:p text:style-name="Standard">&lt;datos_empresa&gt; </text:p>
      <text:p text:style-name="Standard">&lt;nombre&gt;Equipos Digitales S.L.&lt;/nombre&gt; </text:p>
      <text:p text:style-name="Standard">&lt;dir&gt;Av. Valladolid&lt;/dir&gt; </text:p>
      <text:p text:style-name="Standard">&lt;poblacion cod_postal="28043"&gt;Madrid&lt;/poblacion&gt; </text:p>
      <text:p text:style-name="Standard">&lt;provincia&gt;Madrid&lt;/provincia&gt; </text:p>
      <text:p text:style-name="Standard">&lt;cif&gt;Q-9876543&lt;/cif&gt; </text:p>
      <text:p text:style-name="Standard">&lt;telefono/&gt; </text:p>
      <text:p text:style-name="Standard">&lt;/datos_empresa&gt; </text:p>
      <text:p text:style-name="Standard">&lt;datos_cliente n_cli="c879"&gt; </text:p>
      <text:p text:style-name="Standard">&lt;nombre&gt;Darío, Bueno Gutiérrez&lt;/nombre&gt; </text:p>
      <text:p text:style-name="Standard">&lt;dir_env&gt;Av. Oporto nº7 4ºd&lt;/dir_env&gt; </text:p>
      <text:p text:style-name="Standard">&lt;poblacion cod_postal="28043"&gt;Madrid&lt;/poblacion&gt; </text:p>
      <text:p text:style-name="Standard">&lt;provincia&gt;Madrid&lt;/provincia&gt; </text:p>
      <text:p text:style-name="Standard">&lt;/datos_cliente&gt; </text:p>
      <text:p text:style-name="Standard">&lt;datos_factura n_ped="p731" iva="16" f_pago= "efectivo" moneda="euro"&gt; </text:p>
      <text:p text:style-name="Standard">&lt;fecha&gt;12-01-2005&lt;/fecha&gt; </text:p>
      <text:p text:style-name="Standard">&lt;linea&gt; </text:p>
      <text:p text:style-name="Standard">&lt;ref&gt;MII93000F/8&lt;/ref&gt; </text:p>
      <text:p text:style-name="Standard"><text:soft-page-break/>&lt;desc&gt;MICRO PENTIUM IV 3000MHZ FB800&lt;/desc&gt; </text:p>
      <text:p text:style-name="Standard">&lt;cant&gt;1&lt;/cant&gt; </text:p>
      <text:p text:style-name="Standard">&lt;precio&gt;230&lt;/precio&gt; </text:p>
      <text:p text:style-name="Standard">&lt;importe&gt;266,80&lt;/importe&gt; </text:p>
      <text:p text:style-name="Standard">&lt;/linea&gt; </text:p>
      <text:p text:style-name="Standard">&lt;linea&gt; </text:p>
      <text:p text:style-name="Standard">&lt;ref&gt;MB8QDIP4&lt;/ref&gt; </text:p>
      <text:p text:style-name="Standard">&lt;desc&gt;PLACA BASE QDI P4&lt;/desc&gt; </text:p>
      <text:p text:style-name="Standard">&lt;cant&gt;1&lt;/cant&gt; </text:p>
      <text:p text:style-name="Standard">&lt;precio&gt;180&lt;/precio&gt; </text:p>
      <text:p text:style-name="Standard">&lt;importe&gt;208,80&lt;/importe&gt; </text:p>
      <text:p text:style-name="Standard">&lt;/linea&gt; </text:p>
      <text:p text:style-name="Standard">&lt;linea&gt; </text:p>
      <text:p text:style-name="Standard">&lt;ref&gt;MEDD512M32&lt;/ref&gt; </text:p>
      <text:p text:style-name="Standard">&lt;desc&gt;DIMM DDR 512MB 3200&lt;/desc&gt; </text:p>
      <text:p text:style-name="Standard">&lt;cant&gt;2&lt;/cant&gt; </text:p>
      <text:p text:style-name="Standard">&lt;precio&gt;40&lt;/precio&gt; </text:p>
      <text:p text:style-name="Standard">&lt;importe&gt;92,80&lt;/importe&gt; </text:p>
      <text:p text:style-name="Standard">&lt;/linea&gt; </text:p>
      <text:p text:style-name="Standard">&lt;linea&gt; </text:p>
      <text:p text:style-name="Standard">&lt;ref&gt;HD250GSA7&lt;/ref&gt; </text:p>
      <text:p text:style-name="Standard">&lt;desc&gt;DISCO DURO 250GB S-ATA 7200&lt;/desc&gt; </text:p>
      <text:p text:style-name="Standard">&lt;cant&gt;4&lt;/cant&gt; </text:p>
      <text:p text:style-name="Standard">&lt;precio&gt;120&lt;/precio&gt; </text:p>
      <text:p text:style-name="Standard">&lt;importe&gt;556,80&lt;/importe&gt; </text:p>
      <text:p text:style-name="Standard">&lt;/linea&gt; </text:p>
      <text:p text:style-name="Standard">&lt;base&gt;970,00&lt;/base&gt; </text:p>
      <text:p text:style-name="Standard">&lt;cuota_iva&gt;155,20&lt;/cuota_iva&gt;</text:p>
      <text:p text:style-name="Standard">&lt;total&gt;1125,20&lt;/total&gt; </text:p>
      <text:p text:style-name="Standard">&lt;/datos_factura&gt;</text:p>
      <text:p text:style-name="Standard">&lt;/factura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49:58.053583258</meta:creation-date>
    <dc:date>2022-10-17T12:50:25.063644399</dc:date>
    <meta:editing-duration>PT27S</meta:editing-duration>
    <meta:editing-cycles>1</meta:editing-cycles>
    <meta:document-statistic meta:table-count="0" meta:image-count="0" meta:object-count="0" meta:page-count="2" meta:paragraph-count="81" meta:word-count="186" meta:character-count="2307" meta:non-whitespace-character-count="2138"/>
    <meta:generator>LibreOffice/7.3.6.2$Linux_X86_64 LibreOffice_project/30$Build-2</meta:generator>
  </office:meta>
</office:document-meta>
</file>